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346cm"/>
    </style:style>
    <style:style style:name="gr3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</style:style>
    <style:style style:name="gr5" style:family="graphic" style:parent-style-name="standard">
      <style:graphic-properties draw:stroke="solid" draw:stroke-dash="Fine_20_Dashed"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fill="solid" draw:fill-color="#00000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soli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marker-start="Symmetric_20_Arrow"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24cm"/>
    </style:style>
    <style:style style:name="gr11" style:family="graphic" style:parent-style-name="standard">
      <style:graphic-properties draw:stroke="solid" svg:stroke-color="#000000" draw:marker-start="Symmetric_20_Arrow" draw:marker-start-width="0.3cm" draw:marker-end="Symmetric_20_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17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b2b2b2" draw:opacity="30%" draw:textarea-horizontal-align="justify" draw:textarea-vertical-align="middle" draw:auto-grow-height="false" draw:shadow-opacity="30%"/>
    </style:style>
    <style:style style:name="gr19" style:family="graphic" style:parent-style-name="standard">
      <style:graphic-properties draw:stroke="solid" svg:stroke-width="0.051cm" svg:stroke-color="#000000" draw:marker-start="Symmetric_20_Arrow" draw:marker-start-width="0.254cm" draw:marker-end="Symmetric_20_Arrow" draw:marker-end-width="0.254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b2b2b2" draw:opacity="3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text-shadow="none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56cm" svg:height="0.762cm" svg:x="4.586cm" svg:y="2.707cm">
          <text:p text:style-name="P1"><text:span text:style-name="T1">enumera</text:span><text:span text:style-name="T1">tor.s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46cm" svg:height="1.047cm" svg:x="2.54cm" svg:y="0.889cm">
          <draw:text-box>
            <text:p><text:span text:style-name="T2">dpdaemon</text:span></text:p>
          </draw:text-box>
        </draw:frame>
        <draw:line draw:style-name="gr3" draw:text-style-name="P1" draw:layer="layout" svg:x1="0.626cm" svg:y1="4.73cm" svg:x2="2.785cm" svg:y2="4.761cm">
          <text:p/>
        </draw:line>
        <draw:frame draw:style-name="gr4" draw:text-style-name="P4" draw:layer="layout" svg:width="2.667cm" svg:height="1.284cm" svg:x="0.127cm" svg:y="2.698cm">
          <draw:text-box>
            <text:p text:style-name="P1"><text:span text:style-name="T1">API</text:span></text:p>
            <text:p><text:span text:style-name="T3">ASCII/TCP</text:span></text:p>
          </draw:text-box>
        </draw:frame>
        <draw:custom-shape draw:style-name="gr5" draw:text-style-name="P1" draw:layer="layout" svg:width="7.239cm" svg:height="5.207cm" svg:x="2.785cm" svg:y="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3.469cm">
          <text:p text:style-name="P1"><text:span text:style-name="T1">bb4io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4.231cm">
          <text:p text:style-name="P1"><text:span text:style-name="T1">driver#2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6.39cm">
          <text:p text:style-name="P1"><text:span text:style-name="T1">driver#10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5.628cm">
          <text:p text:style-name="P1"><text:span text:style-name="T1">driver#9.s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4.96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63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25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87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49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1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729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34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77cm" svg:height="0.914cm" draw:transform="skewX (0.0404916386462684) translate (2.949cm 4.253cm)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3.42cm" svg:y1="5.142cm" svg:x2="4.563cm" svg:y2="6.793cm">
            <text:p/>
          </draw:line>
          <draw:line draw:style-name="gr8" draw:text-style-name="P6" draw:layer="layout" svg:x1="4.563cm" svg:y1="3.11cm" svg:x2="3.42cm" svg:y2="4.253cm">
            <text:p/>
          </draw:line>
          <draw:line draw:style-name="gr8" draw:text-style-name="P6" draw:layer="layout" svg:x1="4.563cm" svg:y1="6.031cm" svg:x2="3.674cm" svg:y2="5.015cm">
            <text:p/>
          </draw:line>
          <draw:line draw:style-name="gr8" draw:text-style-name="P6" draw:layer="layout" svg:x1="4.563cm" svg:y1="4.634cm" svg:x2="3.801cm" svg:y2="4.761cm">
            <text:p/>
          </draw:line>
          <draw:line draw:style-name="gr8" draw:text-style-name="P6" draw:layer="layout" svg:x1="4.563cm" svg:y1="3.872cm" svg:x2="3.801cm" svg:y2="4.507cm">
            <text:p/>
          </draw:line>
        </draw:g>
        <draw:g>
          <draw:custom-shape draw:style-name="gr7" draw:text-style-name="P1" draw:layer="layout" svg:width="0.877cm" svg:height="0.914cm" draw:transform="skewX (0.0404916386462684) translate (9.02cm 4.253cm)">
            <text:p/>
  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9.389cm" svg:y1="5.142cm" svg:x2="8.246cm" svg:y2="6.793cm">
            <text:p/>
          </draw:line>
          <draw:line draw:style-name="gr8" draw:text-style-name="P6" draw:layer="layout" svg:x1="8.246cm" svg:y1="3.11cm" svg:x2="9.389cm" svg:y2="4.253cm">
            <text:p/>
          </draw:line>
          <draw:line draw:style-name="gr8" draw:text-style-name="P6" draw:layer="layout" svg:x1="8.246cm" svg:y1="6.031cm" svg:x2="9.135cm" svg:y2="5.015cm">
            <text:p/>
          </draw:line>
          <draw:line draw:style-name="gr8" draw:text-style-name="P6" draw:layer="layout" svg:x1="8.246cm" svg:y1="4.634cm" svg:x2="9.008cm" svg:y2="4.761cm">
            <text:p/>
          </draw:line>
          <draw:line draw:style-name="gr8" draw:text-style-name="P6" draw:layer="layout" svg:x1="8.246cm" svg:y1="3.872cm" svg:x2="9.008cm" svg:y2="4.507cm">
            <text:p/>
          </draw:line>
        </draw:g>
        <draw:custom-shape draw:style-name="gr1" draw:text-style-name="P2" draw:layer="layout" svg:width="3.152cm" svg:height="0.762cm" svg:x="17.221cm" svg:y="2.707cm">
          <text:p text:style-name="P1"><text:span text:style-name="T1">enumerato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4.761cm" svg:x2="12.437cm" svg:y2="4.761cm">
          <text:p/>
        </draw:line>
        <draw:frame draw:style-name="gr4" draw:text-style-name="P4" draw:layer="layout" svg:width="2.667cm" svg:height="1.284cm" svg:x="10.024cm" svg:y="3.364cm">
          <draw:text-box>
            <text:p text:style-name="P1"><text:span text:style-name="T1"/></text:p>
            <text:p><text:span text:style-name="T3">USB-Serial</text:span></text:p>
          </draw:text-box>
        </draw:frame>
        <draw:custom-shape draw:style-name="gr5" draw:text-style-name="P1" draw:layer="layout" svg:width="8.28cm" svg:height="5.207cm" svg:x="12.474cm" svg:y="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3.469cm">
          <text:p text:style-name="P1"><text:span text:style-name="T1">bb4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4.231cm">
          <text:p text:style-name="P1"><text:span text:style-name="T1">device#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6.39cm">
          <text:p text:style-name="P1"><text:span text:style-name="T1">device#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5.628cm">
          <text:p text:style-name="P1"><text:span text:style-name="T1">device#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17.60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20.269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88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50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126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8.745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8.36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7.98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67cm" svg:height="1.284cm" svg:x="0.14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  <draw:custom-shape draw:style-name="gr5" draw:text-style-name="P1" draw:layer="layout" svg:width="7.239cm" svg:height="5.207cm" svg:x="2.798cm" svg:y="1.9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4.9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64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266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885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50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12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74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36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77cm" svg:height="0.914cm" draw:transform="skewX (0.0404916386462684) translate (2.962cm 4.253cm)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3.433cm" svg:y1="5.142cm" svg:x2="4.576cm" svg:y2="6.793cm">
            <text:p/>
          </draw:line>
          <draw:line draw:style-name="gr8" draw:text-style-name="P6" draw:layer="layout" svg:x1="4.576cm" svg:y1="3.11cm" svg:x2="3.433cm" svg:y2="4.253cm">
            <text:p/>
          </draw:line>
          <draw:line draw:style-name="gr8" draw:text-style-name="P6" draw:layer="layout" svg:x1="4.576cm" svg:y1="6.031cm" svg:x2="3.687cm" svg:y2="5.015cm">
            <text:p/>
          </draw:line>
          <draw:line draw:style-name="gr8" draw:text-style-name="P6" draw:layer="layout" svg:x1="4.576cm" svg:y1="4.634cm" svg:x2="3.814cm" svg:y2="4.761cm">
            <text:p/>
          </draw:line>
          <draw:line draw:style-name="gr8" draw:text-style-name="P6" draw:layer="layout" svg:x1="4.576cm" svg:y1="3.872cm" svg:x2="3.814cm" svg:y2="4.507cm">
            <text:p/>
          </draw:line>
        </draw:g>
        <draw:g>
          <draw:custom-shape draw:style-name="gr7" draw:text-style-name="P1" draw:layer="layout" svg:width="0.877cm" svg:height="0.914cm" draw:transform="skewX (0.0404916386462684) translate (9.033cm 4.253cm)">
            <text:p/>
  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9.402cm" svg:y1="5.142cm" svg:x2="8.259cm" svg:y2="6.793cm">
            <text:p/>
          </draw:line>
          <draw:line draw:style-name="gr8" draw:text-style-name="P6" draw:layer="layout" svg:x1="8.259cm" svg:y1="3.11cm" svg:x2="9.402cm" svg:y2="4.253cm">
            <text:p/>
          </draw:line>
          <draw:line draw:style-name="gr8" draw:text-style-name="P6" draw:layer="layout" svg:x1="8.259cm" svg:y1="6.031cm" svg:x2="9.148cm" svg:y2="5.015cm">
            <text:p/>
          </draw:line>
          <draw:line draw:style-name="gr8" draw:text-style-name="P6" draw:layer="layout" svg:x1="8.259cm" svg:y1="4.634cm" svg:x2="9.021cm" svg:y2="4.761cm">
            <text:p/>
          </draw:line>
          <draw:line draw:style-name="gr8" draw:text-style-name="P6" draw:layer="layout" svg:x1="8.259cm" svg:y1="3.872cm" svg:x2="9.021cm" svg:y2="4.507cm">
            <text:p/>
          </draw:line>
        </draw:g>
        <draw:frame draw:style-name="gr9" draw:text-style-name="P7" draw:layer="layout" svg:width="4.011cm" svg:height="0.806cm" svg:x="20.754cm" svg:y="3.447cm">
          <draw:text-box>
            <text:p><text:span text:style-name="T1">Buttons &amp; LEDs</text:span></text:p>
          </draw:text-box>
        </draw:frame>
        <draw:frame draw:style-name="gr10" draw:text-style-name="P3" draw:layer="layout" svg:width="2.424cm" svg:height="1.047cm" svg:x="12.319cm" svg:y="0.889cm">
          <draw:text-box>
            <text:p><text:span text:style-name="T2">FPGA</text:span></text:p>
          </draw:text-box>
        </draw:frame>
        <draw:line draw:style-name="gr11" draw:text-style-name="P1" draw:layer="layout" svg:x1="20.78cm" svg:y1="4.634cm" svg:x2="22.024cm" svg:y2="4.634cm">
          <text:p/>
        </draw:line>
        <draw:frame draw:style-name="gr12" draw:text-style-name="P7" draw:layer="layout" svg:width="1.907cm" svg:height="0.806cm" svg:x="21.897cm" svg:y="4.209cm">
          <draw:text-box>
            <text:p><text:span text:style-name="T1">Slot#2</text:span></text:p>
          </draw:text-box>
        </draw:frame>
        <draw:line draw:style-name="gr13" draw:text-style-name="P6" draw:layer="layout" svg:x1="21.389cm" svg:y1="4.507cm" svg:x2="21.262cm" svg:y2="4.761cm">
          <text:p/>
        </draw:line>
        <draw:frame draw:style-name="gr14" draw:text-style-name="P8" draw:layer="layout" svg:width="0.659cm" svg:height="0.573cm" svg:x="21.111cm" svg:y="4.507cm">
          <draw:text-box>
            <text:p><text:span text:style-name="T5">4</text:span></text:p>
          </draw:text-box>
        </draw:frame>
        <draw:line draw:style-name="gr11" draw:text-style-name="P1" draw:layer="layout" svg:x1="20.778cm" svg:y1="6.031cm" svg:x2="22.022cm" svg:y2="6.031cm">
          <text:p/>
        </draw:line>
        <draw:frame draw:style-name="gr12" draw:text-style-name="P7" draw:layer="layout" svg:width="1.907cm" svg:height="0.806cm" svg:x="21.895cm" svg:y="5.606cm">
          <draw:text-box>
            <text:p><text:span text:style-name="T1">Slot#9</text:span></text:p>
          </draw:text-box>
        </draw:frame>
        <draw:line draw:style-name="gr13" draw:text-style-name="P6" draw:layer="layout" svg:x1="21.387cm" svg:y1="5.904cm" svg:x2="21.26cm" svg:y2="6.158cm">
          <text:p/>
        </draw:line>
        <draw:line draw:style-name="gr11" draw:text-style-name="P1" draw:layer="layout" svg:x1="20.778cm" svg:y1="6.793cm" svg:x2="22.022cm" svg:y2="6.793cm">
          <text:p/>
        </draw:line>
        <draw:frame draw:style-name="gr15" draw:text-style-name="P10" draw:layer="layout" svg:width="3.533cm" svg:height="0.806cm" svg:x="21.867cm" svg:y="6.433cm">
          <draw:text-box>
            <text:p text:style-name="P9"><text:span text:style-name="T6">3-pin </text:span><text:span text:style-name="T6">headers</text:span></text:p>
          </draw:text-box>
        </draw:frame>
        <draw:line draw:style-name="gr13" draw:text-style-name="P6" draw:layer="layout" svg:x1="21.387cm" svg:y1="6.666cm" svg:x2="21.26cm" svg:y2="6.92cm">
          <text:p/>
        </draw:line>
        <draw:line draw:style-name="gr11" draw:text-style-name="P1" draw:layer="layout" svg:x1="20.778cm" svg:y1="6.031cm" svg:x2="22.022cm" svg:y2="6.031cm">
          <text:p/>
        </draw:line>
        <draw:frame draw:style-name="gr16" draw:text-style-name="P7" draw:layer="layout" svg:width="1.632cm" svg:height="0.806cm" svg:x="21.895cm" svg:y="5.606cm">
          <draw:text-box>
            <text:p><text:span text:style-name="T1">Slot#</text:span></text:p>
          </draw:text-box>
        </draw:frame>
        <draw:line draw:style-name="gr13" draw:text-style-name="P6" draw:layer="layout" svg:x1="21.387cm" svg:y1="5.904cm" svg:x2="21.26cm" svg:y2="6.158cm">
          <text:p/>
        </draw:line>
        <draw:frame draw:style-name="gr14" draw:text-style-name="P8" draw:layer="layout" svg:width="0.659cm" svg:height="0.573cm" svg:x="21.008cm" svg:y="5.904cm">
          <draw:text-box>
            <text:p><text:span text:style-name="T5">4</text:span></text:p>
          </draw:text-box>
        </draw:frame>
        <draw:frame draw:style-name="gr14" draw:text-style-name="P8" draw:layer="layout" svg:width="0.659cm" svg:height="0.573cm" svg:x="21.008cm" svg:y="6.666cm">
          <draw:text-box>
            <text:p><text:span text:style-name="T5">3</text:span></text:p>
          </draw:text-box>
        </draw:frame>
        <draw:custom-shape draw:style-name="gr1" draw:text-style-name="P11" draw:layer="layout" svg:width="3.914cm" svg:height="0.762cm" draw:transform="rotate (1.5707963267949) translate (12.728cm 6.708cm)">
          <text:p text:style-name="P1"><text:span text:style-name="T1">FTDI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14cm" svg:height="0.762cm" draw:transform="rotate (1.5707963267949) translate (14.113cm 6.714cm)">
          <text:p text:style-name="P1"><text:span text:style-name="T1">Cmd Parser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6.284cm" svg:y1="2.286cm" svg:x2="16.284cm" svg:y2="6.985cm">
          <text:p/>
        </draw:line>
        <draw:line draw:style-name="gr17" draw:text-style-name="P6" draw:layer="layout" svg:x1="15.776cm" svg:y1="2.286cm" svg:x2="15.776cm" svg:y2="6.985cm">
          <text:p/>
        </draw:line>
        <draw:line draw:style-name="gr17" draw:text-style-name="P6" draw:layer="layout" svg:x1="16.284cm" svg:y1="2.287cm" svg:x2="16.284cm" svg:y2="6.986cm">
          <text:p/>
        </draw:line>
        <draw:custom-shape draw:style-name="gr18" draw:text-style-name="P12" draw:layer="layout" svg:width="4.699cm" svg:height="0.508cm" draw:transform="rotate (1.5707963267949) translate (15.79cm 6.991cm)">
          <text:p text:style-name="P1"><text:span text:style-name="T7">Address/Data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6.31cm" svg:y1="3.048cm" svg:x2="17.173cm" svg:y2="3.048cm">
          <text:p/>
        </draw:line>
        <draw:line draw:style-name="gr19" draw:text-style-name="P1" draw:layer="layout" svg:x1="14.913cm" svg:y1="3.937cm" svg:x2="15.776cm" svg:y2="3.937cm">
          <text:p/>
        </draw:line>
        <draw:line draw:style-name="gr19" draw:text-style-name="P1" draw:layer="layout" svg:x1="14.872cm" svg:y1="5.617cm" svg:x2="15.735cm" svg:y2="5.617cm">
          <text:p/>
        </draw:line>
        <draw:line draw:style-name="gr19" draw:text-style-name="P1" draw:layer="layout" svg:x1="13.475cm" svg:y1="4.728cm" svg:x2="14.084cm" svg:y2="4.728cm">
          <text:p/>
        </draw:line>
        <draw:line draw:style-name="gr19" draw:text-style-name="P1" draw:layer="layout" svg:x1="16.31cm" svg:y1="6.731cm" svg:x2="17.173cm" svg:y2="6.731cm">
          <text:p/>
        </draw:line>
        <draw:line draw:style-name="gr19" draw:text-style-name="P1" draw:layer="layout" svg:x1="16.31cm" svg:y1="5.969cm" svg:x2="17.173cm" svg:y2="5.969cm">
          <text:p/>
        </draw:line>
        <draw:line draw:style-name="gr19" draw:text-style-name="P1" draw:layer="layout" svg:x1="16.31cm" svg:y1="5.334cm" svg:x2="17.173cm" svg:y2="5.334cm">
          <text:p/>
        </draw:line>
        <draw:line draw:style-name="gr19" draw:text-style-name="P1" draw:layer="layout" svg:x1="16.31cm" svg:y1="4.572cm" svg:x2="17.173cm" svg:y2="4.572cm">
          <text:p/>
        </draw:line>
        <draw:line draw:style-name="gr19" draw:text-style-name="P1" draw:layer="layout" svg:x1="16.31cm" svg:y1="3.81cm" svg:x2="17.173cm" svg:y2="3.81cm">
          <text:p/>
        </draw:line>
        <draw:frame draw:style-name="gr4" draw:text-style-name="P4" draw:layer="layout" svg:width="2.667cm" svg:height="1.284cm" svg:x="0.141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  <draw:frame draw:style-name="gr4" draw:text-style-name="P4" draw:layer="layout" svg:width="2.667cm" svg:height="1.284cm" svg:x="0.141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18:52:57.677524161</meta:creation-date>
    <dc:date>2019-10-05T13:24:31.918174923</dc:date>
    <meta:editing-duration>P7DT1H19M40S</meta:editing-duration>
    <meta:editing-cycles>15</meta:editing-cycles>
    <meta:generator>LibreOffice/6.0.7.3$Linux_x86 LibreOffice_project/00m0$Build-3</meta:generator>
    <meta:print-date>2015-11-13T16:04:29.750420799</meta:print-date>
    <meta:document-statistic meta:object-count="105"/>
  </office:meta>
</office:document-meta>
</file>